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Standard" style:list-style-name="L25"/>
    <style:style style:name="P77" style:family="paragraph" style:parent-style-name="Standard" style:list-style-name="L33"/>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0.1.3.oxt&#13;Update file created : StyleSwitcher.update.xml&#13;&#13;04.04.2021 09:25:5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0.1.3.oxt&#13;Update file created : StyleSwitcher-A.update.xml&#13;&#13;04.04.2021 09:25: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0.1.3.oxt&#13;Update file created : StyleSwitcher-L.update.xml&#13;&#13;04.04.2021 09:25:4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40220704946942024"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50336013131716717" text:style-name="L2">
        <text:list-item>
          <text:p text:style-name="P41">Version 2.1.2 :</text:p>
        </text:list-item>
      </text:list>
      <text:list xml:id="list4091467622783932017" text:style-name="L3">
        <text:list-item>
          <text:list>
            <text:list-item>
              <text:p text:style-name="P42">Localized help : resolved non-functional hyperlink due to API incompatibility introduced by Apache OpenOffice 4.1 (and LibreOffice 4.0).</text:p>
            </text:list-item>
          </text:list>
        </text:list-item>
      </text:list>
      <text:list xml:id="list29482223" text:continue-list="list3650336013131716717" text:style-name="L2">
        <text:list-item>
          <text:p text:style-name="P41">Version 2.1.1 :</text:p>
        </text:list-item>
      </text:list>
      <text:list xml:id="list7899242252449089945"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29473248" text:continue-list="list29482223" text:style-name="L2">
        <text:list-item>
          <text:p text:style-name="P41">Version 2.1.0 :</text:p>
        </text:list-item>
      </text:list>
      <text:list xml:id="list1850310781131610854"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29477037" text:continue-list="list29473248" text:style-name="L2">
        <text:list-item>
          <text:p text:style-name="P41">Version 2.0.0 :</text:p>
        </text:list-item>
      </text:list>
      <text:list xml:id="list2691084156932376375"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29484948" text:continue-list="list29477037" text:style-name="L2">
        <text:list-item>
          <text:p text:style-name="P41">Version 1.5.3 :</text:p>
        </text:list-item>
      </text:list>
      <text:list xml:id="list1576212700468757891"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56064223047405805"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33441555530628709"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955881626709904326"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463856369591741561"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18037404424643399"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544324380123459713"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682140634879246042"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943482356475527144"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34248020134554629"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47180249556747993" text:style-name="L17">
        <text:list-item>
          <text:p text:style-name="P56">Arg1 : <text:span text:style-name="InstructionMacro">String</text:span> : mandatory, type of control used for the button</text:p>
        </text:list-item>
      </text:list>
      <text:list xml:id="list4959798890743215975"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65823165224037717"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4875268049183828"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617705581983517266"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668347389786907729"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889766096741803648"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801910510434356327"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799764030520779018" text:style-name="L25">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7312955683056506"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3986456384065168"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35495876245178586"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001525964646737484"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234741396360284419"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623374365416458771"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95772058393006932"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224322340427756820" text:style-name="L33">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27911229652468753"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744288841981525269"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83852501450974031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9613132163934192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9399092729800532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50466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239332912233003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7756538691383157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0305499046476009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7</dc:date>
     <text:p>internal</text:p>
     <text:p>Page2</text:p>
     <text:p/>
    </office:annotation>Paragraph styles</text:p>
      <text:p text:style-name="P28"><office:annotation>
     <dc:creator>BM</dc:creator>
     <dc:date>2008-03-13T00:00:00.97</dc:date>
     <text:p>internal</text:p>
     <text:p>Page7</text:p>
     <text:p/>
    </office:annotation>Hyperlinks</text:p>
      <text:p text:style-name="hlp_5f_paragraph"><text:span text:style-name="T14"><office:annotation>
      <dc:creator>BM</dc:creator>
      <dc:date>2008-03-13T00:00:00.97</dc:date>
      <text:p>internal</text:p>
      <text:p>Page3</text:p>
      <text:p/>
     </office:annotation></text:span><text:span text:style-name="T14">Text formatting</text:span></text:p>
      <text:p text:style-name="P28"><office:annotation>
     <dc:creator>BM</dc:creator>
     <dc:date>2008-03-26T00:00:00.9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8</dc:date>
     <text:p>external</text:p>
     <text:p>text/swriter/main0210.xhp</text:p>
     <text:p/>
    </office:annotation><text:span text:style-name="T14">Preview topic</text:span> </text:p>
      <text:p text:style-name="hlp_5f_paragraph">This hyperlink displays <text:s/><office:annotation>
     <dc:creator>BM</dc:creator>
     <dc:date>2008-03-15T00:00:00.9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486870" text:continue-list="list583852501450974031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475687" text:continue-list="list2950466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8</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9</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9</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9476426" text:continue-list="list2948687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0.1.3") ' fill with your values
  setExtensionDescription("en, de")
  setDisplayName("en", "Switch styles.")
  setDisplayName("de", "Formatvorlagen wechseln.")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DefaultStyles")
			setImage("icons/laptop")
		endCommand
		
		beginCommand
            beginTitles("Writer")
              setTitle("Load Standard Page styles", "en")
              setTitle("Normseite laden", "de")
            endTitles
            setURL("Basic", "StyleSwitcher", "Module1", "LoadStandardPageStyles")
			setImage("icons/typewriter")
		endCommand

		beginCommand
            beginTitles("Writer")
              setTitle("Load Printout styles", "en")
              setTitle("Druckseite laden", "de")
            endTitles
            setURL("Basic", "StyleSwitcher", "Module1", "LoadPrintoutStyles")
			setImage("icons/printer")
		endCommand

        addSeparator

		beginCommand
            beginTitles("Writer")
              setTitle("Select Template", "en")
              setTitle("Dokumentvorlage auswählen", "de")
            endTitles
            setURL("Basic", "StyleSwitcher", "Module1", "LoadStyles")
			setImage("icons/locker")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DefaultStyles")
			setImage("icons/laptop")
		endButton    

		beginButton()
            beginTitles("Writer")
              setTitle("Load Standard Page styles", "en")
              setTitle("Normseite laden", "de")
            endTitles
            setURL("Basic", "StyleSwitcher", "Module1", "LoadStandardPageStyles")
			setImage("icons/typewriter")
		endButton    


		beginButton()
            beginTitles("Writer")
              setTitle("Load Printout styles", "en")
              setTitle("Druckseite laden", "de")
            endTitles
            setURL("Basic", "StyleSwitcher", "Module1", "LoadPrintoutStyles")
			setImage("icons/printer")
		endButton

        addSeparator

		beginButton()
            beginTitles("Writer")
              setTitle("Select Template", "en")
              setTitle("Dokumentvorlage auswählen", "de")
            endTitles
            setURL("Basic", "StyleSwitcher",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